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.22cm" fo:min-width="1.568cm" fo:padding-top="0.204cm" fo:padding-bottom="0.204cm" fo:padding-left="0.329cm" fo:padding-right="0.329cm"/>
    </style:style>
    <style:style style:name="gr2" style:family="graphic" style:parent-style-name="objectwithoutfill">
      <style:graphic-properties draw:stroke="soli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fo:min-height="0.401cm"/>
    </style:style>
    <style:style style:name="gr4" style:family="graphic" style:parent-style-name="objectwithoutfill">
      <style:graphic-properties svg:stroke-width="0.159cm" draw:marker-start-width="0.438cm" draw:marker-end-width="0.438cm" draw:fill="none" draw:fill-color="#9933ff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1.462cm"/>
    </style:style>
    <style:style style:name="gr6" style:family="graphic" style:parent-style-name="objectwithoutfill">
      <style:graphic-properties svg:stroke-width="0.212cm" draw:marker-start-width="0.835cm" draw:marker-end-width="0.835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fo:min-height="1.017cm"/>
    </style:style>
    <style:style style:name="gr8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0.053cm" fo:min-width="0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447cm" fo:min-width="0.625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="none"/>
      <style:paragraph-properties fo:text-align="center"/>
      <style:text-properties style:font-name="Liberation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ff" style:font-name="Liberation Serif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ff" style:font-name="Liberation Serif" fo:font-weight="bold" style:font-weight-asian="bold" style:font-weight-complex="bold"/>
    </style:style>
    <style:style style:name="P6" style:family="paragraph">
      <style:text-properties fo:color="#0000ff" style:font-name="Liberation Serif" fo:font-size="26pt" fo:font-weight="bold" style:letter-kerning="true" style:font-name-asian="WenQuanYi Micro Hei" style:font-size-asian="26pt" style:font-weight-asian="bold" style:font-name-complex="Lohit Devanagari" style:font-size-complex="26pt" style:font-weight-complex="bold"/>
    </style:style>
    <style:style style:name="P7" style:family="paragraph">
      <loext:graphic-properties draw:fill="none" draw:fill-color="#ffffff"/>
      <style:text-properties style:font-name="Liberation Serif"/>
    </style:style>
    <style:style style:name="P8" style:family="paragraph">
      <loext:graphic-properties draw:fill="none" draw:fill-color="#9933ff"/>
      <style:paragraph-properties fo:text-align="center"/>
    </style:style>
    <style:style style:name="P9" style:family="paragraph">
      <style:text-properties style:font-name="Liberation Serif"/>
    </style:style>
    <style:style style:name="P10" style:family="paragraph">
      <loext:graphic-properties draw:fill="none" draw:fill-color="#ffffff"/>
      <style:text-properties style:font-name="Liberation Serif" fo:font-size="24pt" style:font-size-asian="24pt" style:font-size-complex="24pt"/>
    </style:style>
    <style:style style:name="P11" style:family="paragraph">
      <style:text-properties fo:color="#ff0000" style:font-name="Liberation Serif"/>
    </style:style>
    <style:style style:name="P12" style:family="paragraph">
      <loext:graphic-properties draw:fill="none" draw:fill-color="#ffffff"/>
      <style:text-properties fo:color="#ff0000" style:font-name="Liberation Serif" fo:font-size="24pt" style:font-size-asian="24pt" style:font-size-complex="24pt"/>
    </style:style>
    <style:style style:name="T1" style:family="text">
      <style:text-properties style:font-name="Liberation Serif" fo:font-size="36pt" style:font-size-asian="36pt" style:font-size-complex="36pt"/>
    </style:style>
    <style:style style:name="T2" style:family="text">
      <style:text-properties fo:color="#0000ff" style:font-name="Liberation Serif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Liberation Serif" fo:font-size="32pt" style:font-size-asian="32pt" style:font-size-complex="32pt"/>
    </style:style>
    <style:style style:name="T4" style:family="text">
      <style:text-properties style:font-name="Liberation Serif" fo:font-size="26pt" style:font-size-asian="26pt" style:font-size-complex="26pt"/>
    </style:style>
    <style:style style:name="T5" style:family="text">
      <style:text-properties fo:color="#ff0000" style:font-name="Liberation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4cm" svg:height="2.062cm" svg:x="5.841cm" svg:y="11.133cm">
          <text:p text:style-name="P1"><text:span text:style-name="T1">g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3" draw:layer="layout" svg:x1="4.33cm" svg:y1="11.58cm" svg:x2="5.91cm" svg:y2="11.58cm">
          <text:p/>
        </draw:line>
        <draw:line draw:style-name="gr2" draw:text-style-name="P3" draw:layer="layout" svg:x1="4.277cm" svg:y1="12.665cm" svg:x2="5.857cm" svg:y2="12.665cm">
          <text:p/>
        </draw:line>
        <draw:frame draw:style-name="gr3" draw:text-style-name="P5" draw:layer="layout" svg:width="3.175cm" svg:height="1.267cm" svg:x="1.33cm" svg:y="10.79cm">
          <draw:text-box>
            <text:p text:style-name="P4"><text:span text:style-name="T2">in</text:span><text:span text:style-name="T2">p</text:span><text:span text:style-name="T2">ut</text:span><text:span text:style-name="T2">1</text:span></text:p>
          </draw:text-box>
        </draw:frame>
        <draw:frame draw:style-name="gr3" draw:text-style-name="P7" draw:layer="layout" svg:width="3.175cm" svg:height="1.267cm" svg:x="1.441cm" svg:y="11.959cm">
          <draw:text-box>
            <text:p text:style-name="P6">input2</text:p>
          </draw:text-box>
        </draw:frame>
        <draw:g>
          <draw:path draw:style-name="gr4" draw:text-style-name="P8" draw:layer="layout" svg:width="3.283cm" svg:height="0.932cm" draw:transform="rotate (-0.149400183970715) translate (12.5660000011755cm 13.0969999921906cm)" svg:viewBox="0 0 3284 933" svg:d="M0 0c2520 0 3284 933 3284 933">
            <text:p/>
          </draw:path>
          <draw:path draw:style-name="gr4" draw:text-style-name="P8" draw:layer="layout" svg:width="3.284cm" svg:height="0.931cm" draw:transform="rotate (-2.99201793669388) translate (15.8128769656694cm 15.3185443699059cm)" svg:viewBox="0 0 3285 932" svg:d="M3285 0c-2521-1-3285 932-3285 932">
            <text:p/>
          </draw:path>
          <draw:path draw:style-name="gr4" draw:text-style-name="P8" draw:layer="layout" svg:width="2.911cm" svg:height="1.853cm" draw:transform="skewX (0.537037810838655) rotate (-0.787492558499842) translate (12.6857857142857cm 13.147cm)" svg:viewBox="0 0 2912 1854" svg:d="M0 0c1600 1 2912 1854 2912 1854">
            <text:p/>
          </draw:path>
        </draw:g>
        <draw:frame draw:style-name="gr5" draw:text-style-name="P10" draw:layer="layout" svg:width="1.87cm" svg:height="1.712cm" svg:x="13.211cm" svg:y="13.568cm">
          <draw:text-box>
            <text:p text:style-name="P9"><text:span text:style-name="T3">g2</text:span></text:p>
          </draw:text-box>
        </draw:frame>
        <draw:line draw:style-name="gr2" draw:text-style-name="P3" draw:layer="layout" svg:x1="4.286cm" svg:y1="15.196cm" svg:x2="13.009cm" svg:y2="15.196cm">
          <text:p/>
        </draw:line>
        <draw:frame draw:style-name="gr3" draw:text-style-name="P7" draw:layer="layout" svg:width="3.175cm" svg:height="1.267cm" svg:x="1.388cm" svg:y="14.517cm">
          <draw:text-box>
            <text:p><text:span text:style-name="T2">input3</text:span></text:p>
          </draw:text-box>
        </draw:frame>
        <draw:line draw:style-name="gr2" draw:text-style-name="P3" draw:layer="layout" svg:x1="9.705cm" svg:y1="13.63cm" svg:x2="13.075cm" svg:y2="13.63cm">
          <text:p/>
        </draw:line>
        <draw:line draw:style-name="gr2" draw:text-style-name="P3" draw:layer="layout" svg:x1="8.232cm" svg:y1="12.131cm" svg:x2="9.812cm" svg:y2="12.131cm">
          <text:p/>
        </draw:line>
        <draw:line draw:style-name="gr6" draw:text-style-name="P3" draw:layer="layout" svg:x1="9.766cm" svg:y1="11.064cm" svg:x2="9.766cm" svg:y2="13.728cm">
          <text:p/>
        </draw:line>
        <draw:frame draw:style-name="gr7" draw:text-style-name="P7" draw:layer="layout" svg:width="2.129cm" svg:height="1.267cm" svg:x="9.837cm" svg:y="11.519cm">
          <draw:text-box>
            <text:p text:style-name="P9"><text:span text:style-name="T4">w1</text:span></text:p>
          </draw:text-box>
        </draw:frame>
        <draw:g>
          <draw:g>
            <draw:g>
              <draw:path draw:style-name="gr4" draw:text-style-name="P8" draw:layer="layout" svg:width="3.283cm" svg:height="0.932cm" draw:transform="rotate (-0.149400183970715) translate (23.1490000011755cm 10.3669999921906cm)" svg:viewBox="0 0 3284 933" svg:d="M0 0c2520 0 3284 933 3284 933">
                <text:p/>
              </draw:path>
              <draw:path draw:style-name="gr4" draw:text-style-name="P8" draw:layer="layout" svg:width="3.284cm" svg:height="0.931cm" draw:transform="rotate (-2.99201793669388) translate (26.3958769656694cm 12.5885443699059cm)" svg:viewBox="0 0 3285 932" svg:d="M3285 0c-2521-1-3285 932-3285 932">
                <text:p/>
              </draw:path>
              <draw:path draw:style-name="gr4" draw:text-style-name="P8" draw:layer="layout" svg:width="2.911cm" svg:height="1.853cm" draw:transform="skewX (0.537037810838655) rotate (-0.787492558499842) translate (23.2687857142857cm 10.417cm)" svg:viewBox="0 0 2912 1854" svg:d="M0 0c1600 1 2912 1854 2912 1854">
                <text:p/>
              </draw:path>
            </draw:g>
            <draw:custom-shape draw:style-name="gr8" draw:text-style-name="P3" draw:layer="layout" svg:width="0.651cm" svg:height="0.651cm" svg:x="26.253cm" svg:y="11.4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" draw:text-style-name="P10" draw:layer="layout" svg:width="1.87cm" svg:height="1.712cm" svg:x="23.835cm" svg:y="10.919cm">
            <draw:text-box>
              <text:p text:style-name="P9"><text:span text:style-name="T3">g4</text:span></text:p>
            </draw:text-box>
          </draw:frame>
        </draw:g>
        <draw:g>
          <draw:custom-shape draw:style-name="gr9" draw:text-style-name="P3" draw:layer="layout" svg:width="2.565cm" svg:height="2.565cm" draw:transform="rotate (-1.58388629618485) translate (21.551cm 13.28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10" draw:layer="layout" svg:width="1.87cm" svg:height="1.712cm" svg:x="18.892cm" svg:y="13.671cm">
            <draw:text-box>
              <text:p text:style-name="P9"><text:span text:style-name="T3">g3</text:span></text:p>
            </draw:text-box>
          </draw:frame>
        </draw:g>
        <draw:line draw:style-name="gr2" draw:text-style-name="P3" draw:layer="layout" svg:x1="15.546cm" svg:y1="14.464cm" svg:x2="18.916cm" svg:y2="14.464cm">
          <text:p/>
        </draw:line>
        <draw:frame draw:style-name="gr7" draw:text-style-name="P7" draw:layer="layout" svg:width="2.129cm" svg:height="1.267cm" svg:x="16.271cm" svg:y="13.135cm">
          <draw:text-box>
            <text:p text:style-name="P9"><text:span text:style-name="T4">w2</text:span></text:p>
          </draw:text-box>
        </draw:frame>
        <draw:frame draw:style-name="gr7" draw:text-style-name="P7" draw:layer="layout" svg:width="2.129cm" svg:height="1.267cm" svg:x="21.82cm" svg:y="14.388cm">
          <draw:text-box>
            <text:p text:style-name="P9"><text:span text:style-name="T4">w3</text:span></text:p>
          </draw:text-box>
        </draw:frame>
        <draw:line draw:style-name="gr2" draw:text-style-name="P3" draw:layer="layout" svg:x1="21.347cm" svg:y1="14.556cm" svg:x2="22.49cm" svg:y2="14.556cm">
          <text:p/>
        </draw:line>
        <draw:line draw:style-name="gr2" draw:text-style-name="P3" draw:layer="layout" svg:x1="22.486cm" svg:y1="12.334cm" svg:x2="23.629cm" svg:y2="12.334cm">
          <text:p/>
        </draw:line>
        <draw:line draw:style-name="gr6" draw:text-style-name="P3" draw:layer="layout" svg:x1="22.484cm" svg:y1="12.227cm" svg:x2="22.484cm" svg:y2="14.658cm">
          <text:p/>
        </draw:line>
        <draw:line draw:style-name="gr2" draw:text-style-name="P3" draw:layer="layout" svg:x1="9.816cm" svg:y1="11.17cm" svg:x2="23.683cm" svg:y2="11.17cm">
          <text:p/>
        </draw:line>
        <draw:line draw:style-name="gr2" draw:text-style-name="P3" draw:layer="layout" svg:x1="26.921cm" svg:y1="11.783cm" svg:x2="28.501cm" svg:y2="11.783cm">
          <text:p/>
        </draw:line>
        <draw:frame draw:style-name="gr7" draw:text-style-name="P7" draw:layer="layout" svg:width="2.332cm" svg:height="1.267cm" svg:x="28.603cm" svg:y="11.238cm">
          <draw:text-box>
            <text:p><text:span text:style-name="T2">out</text:span></text:p>
          </draw:text-box>
        </draw:frame>
        <draw:frame draw:style-name="gr10" draw:text-style-name="P12" draw:layer="layout" svg:width="6.449cm" svg:height="1.5cm" svg:x="4.337cm" svg:y="9.09cm">
          <draw:text-box>
            <text:p text:style-name="P11"><text:span text:style-name="T5">AND2_X1</text:span></text:p>
          </draw:text-box>
        </draw:frame>
        <draw:frame draw:style-name="gr10" draw:text-style-name="P12" draw:layer="layout" svg:width="6.449cm" svg:height="1.5cm" svg:x="11.054cm" svg:y="15.847cm">
          <draw:text-box>
            <text:p text:style-name="P11"><text:span text:style-name="T5">OR2_X1</text:span></text:p>
          </draw:text-box>
        </draw:frame>
        <draw:frame draw:style-name="gr10" draw:text-style-name="P12" draw:layer="layout" svg:width="5.267cm" svg:height="1.5cm" svg:x="17.813cm" svg:y="16.09cm">
          <draw:text-box>
            <text:p text:style-name="P11"><text:span text:style-name="T5">INV_X2</text:span></text:p>
          </draw:text-box>
        </draw:frame>
        <draw:frame draw:style-name="gr10" draw:text-style-name="P12" draw:layer="layout" svg:width="6.449cm" svg:height="1.5cm" svg:x="21.069cm" svg:y="8.317cm">
          <draw:text-box>
            <text:p text:style-name="P11"><text:span text:style-name="T5">NOR2_X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99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6:21:23.274240675</meta:creation-date>
    <dc:date>2019-01-04T16:38:51.080032204</dc:date>
    <meta:editing-duration>PT7M17S</meta:editing-duration>
    <meta:editing-cycles>1</meta:editing-cycles>
    <meta:generator>LibreOffice/5.1.6.2$Linux_X86_64 LibreOffice_project/10m0$Build-2</meta:generator>
    <meta:document-statistic meta:object-count="40"/>
  </office:meta>
</office:document-meta>
</file>